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objectwithoutfill">
      <style:graphic-properties svg:stroke-width="0.1cm" svg:stroke-color="#000000" draw:marker-start-width="0.35cm" draw:marker-end="Arrow" draw:marker-end-width="0.45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ffffff" draw:fill="solid" draw:fill-color="#ffffff" draw:textarea-vertical-align="middle"/>
    </style:style>
    <style:style style:name="gr4" style:family="graphic" style:parent-style-name="standard">
      <style:graphic-properties draw:stroke="dash" draw:stroke-dash="Fine_20_Dashed" svg:stroke-color="#000000" draw:fill="solid" draw:fill-color="#ffffff" draw:textarea-vertical-align="middle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ott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4.3cm" svg:height="1.6cm" svg:x="4.9cm" svg:y="0.504cm">
          <text:p text:style-name="P1">Analyse</text:p>
          <text:p text:style-name="P1">Feature 1</text:p>
        </draw:rect>
        <draw:rect draw:style-name="gr1" draw:text-style-name="P1" xml:id="id2" draw:id="id2" draw:layer="layout" svg:width="4.3cm" svg:height="1.6cm" svg:x="11.4cm" svg:y="0.504cm">
          <text:p text:style-name="P1">Classifier</text:p>
        </draw:rect>
        <draw:connector draw:style-name="gr2" draw:text-style-name="P1" draw:layer="layout" svg:x1="9.2cm" svg:y1="1.304cm" svg:x2="11.4cm" svg:y2="1.304cm" draw:start-shape="id1" draw:start-glue-point="1" draw:end-shape="id2" draw:end-glue-point="3" svg:d="M9200 1304h2200">
          <text:p/>
        </draw:connector>
        <draw:connector draw:style-name="gr2" draw:text-style-name="P1" draw:layer="layout" svg:x1="15.7cm" svg:y1="1.304cm" svg:x2="17.4cm" svg:y2="1.304cm" draw:start-shape="id2" draw:start-glue-point="1" draw:end-shape="id3" svg:d="M15700 1304h1700">
          <text:p/>
        </draw:connector>
        <draw:rect draw:style-name="gr3" draw:text-style-name="P1" xml:id="id4" draw:id="id4" draw:layer="layout" svg:width="2.1cm" svg:height="1.6cm" svg:x="0.5cm" svg:y="0.504cm">
          <text:p text:style-name="P1">Input</text:p>
          <text:p text:style-name="P1">signal</text:p>
        </draw:rect>
        <draw:connector draw:style-name="gr2" draw:text-style-name="P1" draw:layer="layout" svg:x1="2.6cm" svg:y1="1.304cm" svg:x2="4.9cm" svg:y2="1.304cm" draw:start-shape="id4" draw:start-glue-point="1" draw:end-shape="id1" draw:end-glue-point="3" svg:d="M2600 1304h2300">
          <text:p/>
        </draw:connector>
        <draw:rect draw:style-name="gr3" draw:text-style-name="P1" xml:id="id3" draw:id="id3" draw:layer="layout" svg:width="2.1cm" svg:height="1.6cm" svg:x="17.4cm" svg:y="0.504cm">
          <text:p text:style-name="P1">VAD</text:p>
          <text:p text:style-name="P1">decision</text:p>
        </draw:rect>
        <draw:rect draw:style-name="gr1" draw:text-style-name="P1" xml:id="id5" draw:id="id5" draw:layer="layout" svg:width="4.3cm" svg:height="1.6cm" svg:x="4.9cm" svg:y="2.8cm">
          <text:p text:style-name="P1">Analyse</text:p>
          <text:p text:style-name="P1">Feature 2</text:p>
        </draw:rect>
        <draw:rect draw:style-name="gr1" draw:text-style-name="P1" xml:id="id6" draw:id="id6" draw:layer="layout" svg:width="4.3cm" svg:height="1.6cm" svg:x="4.9cm" svg:y="7.2cm">
          <text:p text:style-name="P1">Analyse</text:p>
          <text:p text:style-name="P1">Feature n</text:p>
        </draw:rect>
        <draw:rect draw:style-name="gr4" draw:text-style-name="P1" xml:id="id7" draw:id="id7" draw:layer="layout" svg:width="4.3cm" svg:height="1.6cm" svg:x="4.9cm" svg:y="5cm">
          <text:p/>
        </draw:rect>
        <draw:connector draw:style-name="gr5" draw:text-style-name="P1" draw:layer="layout" svg:x1="2.6cm" svg:y1="1.304cm" svg:x2="4.9cm" svg:y2="3.6cm" draw:start-shape="id4" draw:start-glue-point="1" draw:end-shape="id5" draw:end-glue-point="3" svg:d="M2600 1304h1150v2296h1150">
          <text:p/>
        </draw:connector>
        <draw:connector draw:style-name="gr5" draw:text-style-name="P1" draw:layer="layout" svg:x1="2.6cm" svg:y1="1.304cm" svg:x2="4.9cm" svg:y2="8cm" draw:start-shape="id4" draw:start-glue-point="1" draw:end-shape="id6" svg:d="M2600 1304h1150v6696h1150">
          <text:p/>
        </draw:connector>
        <draw:connector draw:style-name="gr5" draw:text-style-name="P1" draw:layer="layout" svg:x1="9.2cm" svg:y1="8cm" svg:x2="11.4cm" svg:y2="1.304cm" draw:start-shape="id6" draw:start-glue-point="1" draw:end-shape="id2" draw:end-glue-point="3" svg:d="M9200 8000h1100v-6696h1100">
          <text:p/>
        </draw:connector>
        <draw:connector draw:style-name="gr5" draw:text-style-name="P1" draw:layer="layout" svg:x1="9.2cm" svg:y1="3.6cm" svg:x2="11.4cm" svg:y2="1.304cm" draw:start-shape="id5" draw:start-glue-point="1" draw:end-shape="id2" draw:end-glue-point="3" svg:d="M9200 3600h1100v-2296h1100">
          <text:p/>
        </draw:connector>
        <draw:connector draw:style-name="gr6" draw:text-style-name="P1" draw:layer="layout" svg:x1="9.2cm" svg:y1="5.8cm" svg:x2="11.4cm" svg:y2="1.304cm" draw:start-shape="id7" draw:start-glue-point="1" draw:end-shape="id2" draw:end-glue-point="3" svg:d="M9200 5800h1100v-4496h1100">
          <text:p/>
        </draw:connector>
        <draw:connector draw:style-name="gr6" draw:text-style-name="P1" draw:layer="layout" svg:x1="2.6cm" svg:y1="1.304cm" svg:x2="4.9cm" svg:y2="5.8cm" draw:start-shape="id4" draw:start-glue-point="1" draw:end-shape="id7" draw:end-glue-point="3" svg:d="M2600 1304h1150v4496h11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0cm" fo:page-height="9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 Bäckström</meta:initial-creator>
    <meta:creation-date>2015-09-02T11:18:42.61</meta:creation-date>
    <dc:date>2015-09-08T15:18:17.40</dc:date>
    <dc:creator>Tom Bäckström</dc:creator>
    <meta:editing-duration>PT19M20S</meta:editing-duration>
    <meta:editing-cycles>4</meta:editing-cycles>
    <meta:generator>OpenOffice/4.1.1$Win32 OpenOffice.org_project/411m6$Build-9775</meta:generator>
    <meta:document-statistic meta:object-count="16"/>
  </office:meta>
</office:document-meta>
</file>